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>
      <style:text-properties officeooo:rsid="0eb91e5b" officeooo:paragraph-rsid="0eb91e5b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officeooo:rsid="004804ae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officeooo:rsid="04473353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aace3cd"/>
    </style:style>
    <style:style style:name="T334" style:family="text">
      <style:text-properties officeooo:rsid="0b952edb"/>
    </style:style>
    <style:style style:name="T335" style:family="text">
      <style:text-properties fo:font-size="8pt" style:font-size-asian="8pt" style:font-size-complex="8pt" loext:padding="0.049cm" loext:border="0.31pt solid #000000"/>
    </style:style>
    <style:style style:name="T336" style:family="text">
      <style:text-properties officeooo:rsid="0394a435"/>
    </style:style>
    <style:style style:name="T337" style:family="text">
      <style:text-properties officeooo:rsid="0be4091b"/>
    </style:style>
    <style:style style:name="T338" style:family="text">
      <style:text-properties officeooo:rsid="0cf7e116"/>
    </style:style>
    <style:style style:name="T339" style:family="text">
      <style:text-properties officeooo:rsid="0de11971"/>
    </style:style>
    <style:style style:name="T340" style:family="text">
      <style:text-properties officeooo:rsid="01657261" style:font-size-complex="12pt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fo:font-weight="bold" officeooo:rsid="0ebbc650" style:font-weight-asian="bold" style:font-weight-complex="bold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5e443a"/>
    </style:style>
    <style:style style:name="T347" style:family="text">
      <style:text-properties officeooo:rsid="0e633903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style:font-size-asian="12pt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officeooo:rsid="0ebbc65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6">2</text:span></text:span><text:span text:style-name="Strong_20_Emphasis"><text:span text:style-name="T241">.04</text:span></text:span><text:reference-mark-end text:name="Versie"/><text:span text:style-name="Strong_20_Emphasis"><text:span text:style-name="T247"> </text:span></text:span><text:span text:style-name="Strong_20_Emphasis"><text:span text:style-name="T248">LTS</text:span></text:span><text:span text:style-name="Strong_20_Emphasis"><text:span text:style-name="T242"><text:note text:id="ftn1" text:note-class="footnote"><text:note-citation>1</text:note-citation><text:note-body><text:p text:style-name="P78"><text:span text:style-name="T336">Deze versie </text:span><text:span text:style-name="T336"><text:reference-ref text:reference-format="text" text:ref-name="Versie">22.04</text:reference-ref></text:span><text:span text:style-name="T337"><text:s/></text:span><text:span text:style-name="T336">is een zogenaamde LTS-versie (</text:span><text:span text:style-name="T339">LTS=</text:span><text:span text:style-name="T336">Long-Term Support, langetermijnondersteuning).<text:line-break/></text:span><text:span text:style-name="T269">Deze</text:span><text:span text:style-name="T270"> LTS-versie wordt </text:span><text:span text:style-name="T276">vanaf vrijgave (</text:span><text:span text:style-name="T275">april</text:span><text:span text:style-name="T273"> 202</text:span><text:span text:style-name="T275">2</text:span><text:span text:style-name="T276">) </text:span><text:span text:style-name="T271">vijf</text:span><text:span text:style-name="T270"> jaar ondersteund</text:span><text:span text:style-name="T272"> </text:span><text:span text:style-name="T270">(tot </text:span><text:span text:style-name="T275">april</text:span><text:span text:style-name="T269"> </text:span><text:span text:style-name="T270">202</text:span><text:span text:style-name="T275">7</text:span><text:span text:style-name="T272">)</text:span><text:span text:style-name="T274">.</text:span>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1">D</text:span></text:span><text:span text:style-name="Strong_20_Emphasis"><text:span text:style-name="T244">esktop</text:span></text:span><text:reference-mark-end text:name="Editie"/><text:span text:style-name="Strong_20_Emphasis"><text:span text:style-name="T243"> </text:span></text:span><text:span text:style-name="Strong_20_Emphasis"><text:span text:style-name="T250">(</text:span></text:span><text:span text:style-name="Strong_20_Emphasis"><text:span text:style-name="T249">Jammy Jellyfish</text:span></text:span><text:span text:style-name="Strong_20_Emphasis"><text:span text:style-name="T250">)</text:span></text:span><text:span text:style-name="Strong_20_Emphasis"><text:span text:style-name="T245">.</text:span></text:span></text:p>
      <text:p text:style-name="P9"/>
      <text:p text:style-name="P71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2">voor</text:span><text:span text:style-name="T303"> </text:span><text:span text:style-name="T304">deze en andere </text:span><text:span text:style-name="T305">Linux documenten</text:span><text:span text:style-name="T104">, scripts, </text:span><text:span text:style-name="T105">en informatie</text:span><text:span text:style-name="T104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6">(zie toelichting)</text:span><text:span text:style-name="T17">:</text:span></text:p>
      <text:p text:style-name="P2"><text:span text:style-name="Definition"><text:span text:style-name="T323">g</text:span></text:span><text:span text:style-name="Definition"><text:span text:style-name="T322">ebruiker</text:span></text:span><text:span text:style-name="Definition"><text:span text:style-name="T311"><text:tab/><text:tab/></text:span></text:span><text:span text:style-name="Definition"><text:span text:style-name="T328"> <text:tab/><text:tab/></text:span></text:span><text:span text:style-name="T312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12"><text:tab/></text:span><text:span text:style-name="T313">(</text:span><text:span text:style-name="T308">volledige naam, bijv. </text:span><text:span text:style-name="T310">J</text:span><text:span text:style-name="T327">a</text:span><text:span text:style-name="T310">n </text:span><text:span text:style-name="T327">Jansen</text:span><text:span text:style-name="T309">)</text:span></text:p>
      <text:p text:style-name="Standard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07"><text:tab/></text:span></text:span><text:span text:style-name="Definition"><text:span text:style-name="T307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07"><text:tab/></text:span></text:span><text:span text:style-name="T9">(korte naam, bijv. </text:span><text:span text:style-name="T254">j</text:span><text:span text:style-name="T255">an</text:span><text:span text:style-name="T9">)</text:span></text:p>
      <text:p text:style-name="P1"><text:span text:style-name="Definition"><text:span text:style-name="T325">c</text:span></text:span><text:span text:style-name="Definition"><text:span text:style-name="T324">omputernaam</text:span></text:span><text:span text:style-name="Definition"><text:span text:style-name="T314"><text:tab/><text:tab/></text:span></text:span><text:span text:style-name="Definition"><text:span text:style-name="T312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</text:span></text:span><text:span text:style-name="Definition"><text:span text:style-name="T319">pc02</text:span></text:span><text:span text:style-name="Definition"><text:span text:style-name="T315">)</text:span></text:span></text:p>
      <text:p text:style-name="P1"><text:span text:style-name="Definition"><text:span text:style-name="T323">o</text:span></text:span><text:span text:style-name="Definition"><text:span text:style-name="T322">pstartmenu</text:span></text:span><text:span text:style-name="Definition"><text:span text:style-name="T312"><text:tab/><text:tab/><text:tab/></text:span></text:span><text:span text:style-name="Definition"><text:span text:style-name="T312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1"><text:span text:style-name="Definition"><text:span text:style-name="T325">i</text:span></text:span><text:span text:style-name="Definition"><text:span text:style-name="T326">nstellingen</text:span></text:span><text:span text:style-name="T315"><text:tab/><text:tab/> <text:tab/></text:span><text:span text:style-name="T315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Definition"><text:span text:style-name="T354"><text:tab/></text:span></text:span><text:span text:style-name="Definition"><text:span text:style-name="T364"> <text:tab/><text:tab/></text:span></text:span><text:span text:style-name="T355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55"><text:tab/></text:span><text:span text:style-name="T356">(</text:span><text:span text:style-name="T357">volledige naam </text:span><text:span text:style-name="T358">evt. 2</text:span><text:span text:style-name="T365">e</text:span><text:span text:style-name="T358"> gebruiker</text:span><text:span text:style-name="T359">)</text:span></text:p>
      <text:p text:style-name="P72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60"><text:tab/></text:span></text:span><text:span text:style-name="T361">(korte naam</text:span><text:span text:style-name="T362"> </text:span><text:span text:style-name="T363">evt. 2</text:span><text:span text:style-name="T366">e</text:span><text:span text:style-name="T363"> gebruiker</text:span><text:span text:style-name="T361">)</text:span></text:p>
      <text:p text:style-name="P3"><text:span text:style-name="T256">Vervang </text:span><text:span text:style-name="Definition"><text:span text:style-name="T11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5"/>
      <text:p text:style-name="P5"/>
      <text:p text:style-name="P4"><text:span text:style-name="T265">Nog niet op Linux?</text:span><text:span text:style-name="T258"><text:tab/></text:span><text:span text:style-name="T262"><text:tab/></text:span><text:span text:style-name="T263">G</text:span><text:span text:style-name="T259">ebruik </text:span><text:span text:style-name="Strong_20_Emphasis"><text:span text:style-name="T266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0"> onder </text:span><text:span text:style-name="T264">Linux</text:span><text:span text:style-name="T261">.</text:span></text:p>
      <text:p text:style-name="P41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4"/>
      <text:p text:style-name="P24"/>
      <text:list xml:id="list695536582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45249357840">
          <table:table-cell table:style-name="_31_._5f_Installatie_5f_voorbereiden.A1" office:value-type="string">
            <text:p text:style-name="P54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0"><text:note text:id="ftn2" text:note-class="footnote"><text:note-citation>2</text:note-citation><text:note-body><text:p text:style-name="P68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 table:style-name="TableLine94645249633728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645249634016"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3" text:note-class="footnote"><text:note-citation>3</text:note-citation><text:note-body><text:p text:style-name="P81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645249634304"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64524963459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64524963488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45249635168">
          <table:table-cell table:style-name="_31_._5f_Installatie_5f_voorbereiden.A1" office:value-type="string">
            <text:p text:style-name="P51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 table:style-name="TableLine94645249635456">
          <table:table-cell table:style-name="_31_._5f_Installatie_5f_voorbereiden.A1" office:value-type="string">
            <text:p text:style-name="P61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3"/>
      <text:list xml:id="list173719096041709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45249578352">
          <table:table-cell table:style-name="_32_._5f_Installatie_5f_uitvoer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7">een </text:span><text:span text:style-name="T277"><text:reference-ref text:reference-format="text" text:ref-name="Distributie">Ubuntu</text:reference-ref></text:span><text:span text:style-name="T277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6"><text:span text:style-name="T329">Vanaf ee</text:span>n Live <text:span text:style-name="T333">USB-stick </text:span><text:span text:style-name="T344">(</text:span><text:span text:style-name="T333">of </text:span><text:span text:style-name="T345">cd/dvd</text:span><text:span text:style-name="T344">)</text:span><text:span text:style-name="T19"> </text:span>kunt <text:span text:style-name="T329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1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4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0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 table:style-name="TableLine94645249607024">
          <table:table-cell table:style-name="_32_._5f_Installatie_5f_uitvoeren.A1" office:value-type="string">
            <text:p text:style-name="P51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 table:style-name="TableLine94645249609824"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8">Kies </text:span><text:span text:style-name="T267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8">.</text:span></text:p>
          </table:table-cell>
        </table:table-row>
        <table:table-row table:style-name="TableLine9464524985884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4524985913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64524985942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45249859712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 table:style-name="TableLine9464524986000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645249860288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9">het gewenste </text:span></text:span><text:span text:style-name="Strong_20_Emphasis"><text:span text:style-name="T294">Installatie type</text:span></text:span><text:span text:style-name="Strong_20_Emphasis"><text:span text:style-name="T279">.</text:span></text:span></text:p>
          </table:table-cell>
        </table:table-row>
        <table:table-row table:style-name="TableLine94645249860576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4">Als er voor <text:span text:style-name="T341">versleutel</text:span><text:span text:style-name="T343">en voor de veiligheid</text:span> is gekozen, volg dan later de aanwijzingen in <text:span text:style-name="T341">Linux informatie</text:span> op <text:a xlink:type="simple" xlink:href="https://karelzimmer.nl/" text:style-name="Internet_20_link" text:visited-style-name="Visited_20_Internet_20_Link">https://karelzimmer.nl</text:a> onder <text:span text:style-name="T341">Linux</text:span>.</text:p>
          </table:table-cell>
        </table:table-row>
        <table:table-row table:style-name="TableLine9464524986086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0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 table:style-name="TableLine94645249861152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 table:style-name="TableLine9464524986144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645249861728"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1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1">O</text:span></text:span><text:span text:style-name="Strong_20_Emphasis"><text:span text:style-name="T282">p </text:span></text:span><text:span text:style-name="Strong_20_Emphasis"><text:span text:style-name="T283">het </text:span></text:span><text:span text:style-name="Strong_20_Emphasis"><text:span text:style-name="T284">scherm </text:span></text:span><text:span text:style-name="Strong_20_Emphasis"><text:span text:style-name="T295">Waar bevindt u zich?</text:span></text:span><text:span text:style-name="Strong_20_Emphasis"><text:span text:style-name="T284"> </text:span></text:span><text:span text:style-name="Strong_20_Emphasis"><text:span text:style-name="T285">controleer </text:span></text:span><text:span text:style-name="Strong_20_Emphasis"><text:span text:style-name="T286">de </text:span></text:span><text:span text:style-name="Strong_20_Emphasis"><text:span text:style-name="T285">locatie en </text:span></text:span><text:span text:style-name="Strong_20_Emphasis"><text:span text:style-name="T281">klik </text:span></text:span><text:span text:style-name="Strong_20_Emphasis"><text:span text:style-name="T284">op </text:span></text:span><text:span text:style-name="Strong_20_Emphasis"><text:span text:style-name="T295">Verder</text:span></text:span><text:span text:style-name="Strong_20_Emphasis"><text:span text:style-name="T284">.</text:span></text:span></text:p>
          </table:table-cell>
        </table:table-row>
        <table:table-row table:style-name="TableLine94645249862016"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645249862304"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6">Op </text:span><text:span text:style-name="T297">het </text:span><text:span text:style-name="T295">scherm </text:span><text:span text:style-name="Strong_20_Emphasis"><text:span text:style-name="T295">Wie bent u?</text:span></text:span><text:span text:style-name="T295"> </text:span><text:span text:style-name="T296">vul </text:span><text:span text:style-name="T298">in </text:span><text:span text:style-name="Strong_20_Emphasis"><text:span text:style-name="T299">Uw n</text:span></text:span><text:span text:style-name="Strong_20_Emphasis"><text:span text:style-name="T300">aam</text:span></text:span><text:span text:style-name="Strong_20_Emphasis"><text:span text:style-name="T287"> </text:span></text:span><text:span text:style-name="Definition"><text:span text:style-name="T5">gebruiker</text:span></text:span><text:span text:style-name="Strong_20_Emphasis"><text:span text:style-name="T288">, <text:line-break/></text:span></text:span><text:span text:style-name="Strong_20_Emphasis"><text:span text:style-name="T300">Naam </text:span></text:span><text:span text:style-name="Strong_20_Emphasis"><text:span text:style-name="T299">van uw </text:span></text:span><text:span text:style-name="Strong_20_Emphasis"><text:span text:style-name="T301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7">,<text:line-break/></text:span></text:span><text:span text:style-name="Strong_20_Emphasis"><text:span text:style-name="T299">Kies een g</text:span></text:span><text:span text:style-name="Strong_20_Emphasis"><text:span text:style-name="T301">ebruikersnaam</text:span></text:span><text:span text:style-name="Strong_20_Emphasis"><text:span text:style-name="T287"> </text:span></text:span><text:span text:style-name="Definition"><text:span text:style-name="T5">gebruikersnaam</text:span></text:span><text:span text:style-name="Strong_20_Emphasis"><text:span text:style-name="T287">,<text:line-break/></text:span></text:span><text:span text:style-name="Strong_20_Emphasis"><text:span text:style-name="T289">g</text:span></text:span><text:span text:style-name="Strong_20_Emphasis"><text:span text:style-name="T278">eef tweemaal een </text:span></text:span><text:span text:style-name="Strong_20_Emphasis"><text:span text:style-name="T293">wachtwoord</text:span></text:span><text:span text:style-name="Strong_20_Emphasis"><text:span text:style-name="T278">,</text:span></text:span><text:span text:style-name="Strong_20_Emphasis"><text:span text:style-name="T290"> </text:span></text:span><text:span text:style-name="Strong_20_Emphasis"><text:span text:style-name="T291">en</text:span></text:span><text:span text:style-name="Strong_20_Emphasis"><text:span text:style-name="T290"> </text:span></text:span><text:span text:style-name="Strong_20_Emphasis"><text:span text:style-name="T292">k</text:span></text:span><text:span text:style-name="Strong_20_Emphasis"><text:span text:style-name="T278">lik op </text:span></text:span><text:span text:style-name="Strong_20_Emphasis"><text:span text:style-name="T293">Verder</text:span></text:span><text:span text:style-name="Strong_20_Emphasis"><text:span text:style-name="T278">.</text:span></text:span></text:p>
          </table:table-cell>
        </table:table-row>
      </table:table>
      <text:p text:style-name="P43"><text:span text:style-name="Strong_20_Emphasis"><text:span text:style-name="T164"/></text:span></text:p>
      <text:list xml:id="list173717869146178" text:continue-numbering="true" text:style-name="L1">
        <text:list-item>
          <text:p text:style-name="P86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45249655712"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 table:style-name="TableLine9464524988611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5"/></text:span></text:p>
          </table:table-cell>
        </table:table-row>
        <table:table-row table:style-name="TableLine9464524986683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64524994876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 table:style-name="TableLine94645249949056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5"><text:span text:style-name="T349">Debian-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2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645249949344">
          <table:table-cell table:style-name="_33_._5f_Installatie_5f_afronden.A1" office:value-type="string">
            <text:p text:style-name="P53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64524994963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645249949920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45249950208">
          <table:table-cell table:style-name="_33_._5f_Installatie_5f_afronden.A1" office:value-type="string">
            <text:p text:style-name="P52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</text:span></text:span><text:span text:style-name="Strong_20_Emphasis"><text:span text:style-name="T138"><text:note text:id="ftn9" text:note-class="footnote"><text:note-citation>3</text:note-citation><text:note-body><text:p text:style-name="Footnote">De installatie kan <text:span text:style-name="T346">ge</text:span>controle<text:span text:style-name="T346">e</text:span>r<text:span text:style-name="T346">d worden </text:span>op volledigheid met <text:span text:style-name="T347">bestand</text:span> <text:span text:style-name="T342">Persoonlijke map / kz / Apps</text:span>.</text:p></text:note-body></text:note></text:span></text:span><text:span text:style-name="Strong_20_Emphasis"><text:span text:style-name="T138">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645249950496"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2"/></text:span></text:p>
      <text:p text:style-name="P49"><text:span text:style-name="Strong_20_Emphasis"><text:span text:style-name="T119"/></text:span></text:p>
      <text:list xml:id="list173717558331944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645249950784">
          <table:table-cell table:style-name="Tabel2.A1" office:value-type="string">
            <text:p text:style-name="P57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10" text:note-class="footnote"><text:note-citation>1</text:note-citation><text:note-body><text:p text:style-name="P69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64524993096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 table:style-name="TableLine94645249869184">
          <table:table-cell table:style-name="Tabel2.A1" office:value-type="string">
            <text:p text:style-name="P62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1" text:note-class="footnote"><text:note-citation>2</text:note-citation><text:note-body><text:p text:style-name="P67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645250024144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9"/></text:span></text:p>
      <text:p text:style-name="P37"/>
      <text:p text:style-name="P37"/>
      <text:p text:style-name="P39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2"><text:s/></text:span></text:span><text:span text:style-name="Strong_20_Emphasis"><text:span text:style-name="T253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6"/>
      <text:p text:style-name="P6"><text:span text:style-name="T160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7T17:37:17.024595122">17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7:37:16.792885305</dc:date>
    <meta:keyword>Installatie</meta:keyword>
    <meta:keyword>Checklist</meta:keyword>
    <meta:keyword>Linux</meta:keyword>
    <meta:editing-cycles>6526</meta:editing-cycles>
    <meta:editing-duration>P11DT13H17M55S</meta:editing-duration>
    <meta:print-date>2021-03-23T20:07:57.967210640</meta:print-date>
    <dc:creator>Karel Zimmer</dc:creator>
    <meta:document-statistic meta:table-count="4" meta:image-count="0" meta:object-count="0" meta:page-count="4" meta:paragraph-count="77" meta:word-count="755" meta:character-count="5219" meta:non-whitespace-character-count="4490"/>
    <meta:user-defined meta:name="Info 1"/>
    <meta:user-defined meta:name="Info 2"/>
    <meta:user-defined meta:name="Info 3"/>
    <meta:user-defined meta:name="Info 4"/>
  </office:meta>
</office:document-meta>
</file>